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интерфейсов oop php и обьясни, разные и простые</text:p>
      <text:p text:style-name="Standard">ChatGPT</text:p>
      <text:p text:style-name="P1">ChatGPT</text:p>
      <text:p text:style-name="Text_20_body">Конечно! Вот пять примеров использования интерфейсов в объектно-ориентированном программировании на PHP:</text:p>
      <text:list xml:id="list4346386053553851359" text:style-name="L1">
        <text:list-item>
          <text:p text:style-name="P3"><text:span text:style-name="Strong_20_Emphasis">Пример: Интерфейс для работы с геометрическими фигура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Shape {</text:span></text:p>
      <text:p text:style-name="Preformatted_20_Text"><text:span text:style-name="Source_20_Text"><text:s text:c="4"/>public function getArea();</text:span></text:p>
      <text:p text:style-name="Preformatted_20_Text"><text:span text:style-name="Source_20_Text"><text:s text:c="4"/>public function getPerimeter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implement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Perimeter() {</text:span></text:p>
      <text:p text:style-name="Preformatted_20_Text"><text:span text:style-name="Source_20_Text"><text:s text:c="8"/>return 2 * pi()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quare implements Shape {</text:span></text:p>
      <text:p text:style-name="Preformatted_20_Text"><text:span text:style-name="Source_20_Text"><text:s text:c="4"/>private $side;</text:span></text:p>
      <text:p text:style-name="Preformatted_20_Text"/>
      <text:p text:style-name="Preformatted_20_Text"><text:span text:style-name="Source_20_Text"><text:s text:c="4"/>public function __construct($side) {</text:span></text:p>
      <text:p text:style-name="Preformatted_20_Text"><text:span text:style-name="Source_20_Text"><text:s text:c="8"/>$this-&gt;side = $sid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$this-&gt;side * $this-&gt;sid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Perimeter() {</text:span></text:p>
      <text:p text:style-name="Preformatted_20_Text"><text:span text:style-name="Source_20_Text"><text:s text:c="8"/>return 4 * $this-&gt;sid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Shape</text:span></text:p>
      <text:p text:style-name="Preformatted_20_Text"><text:span text:style-name="Source_20_Text">$circle = new Circle(5);</text:span></text:p>
      <text:p text:style-name="Preformatted_20_Text"><text:span text:style-name="Source_20_Text">$square = new Square(4);</text:span></text:p>
      <text:p text:style-name="Preformatted_20_Text"/>
      <text:p text:style-name="Preformatted_20_Text"><text:span text:style-name="Source_20_Text">// Вывод характеристик различных фигур</text:span></text:p>
      <text:p text:style-name="Preformatted_20_Text"><text:span text:style-name="Source_20_Text">echo "Площадь круга: " . $circle-&gt;getArea() . ", Периметр: " . $circle-&gt;getPerimeter() . "\n";</text:span></text:p>
      <text:p text:style-name="Preformatted_20_Text"><text:span text:style-name="Source_20_Text">echo "Площадь квадрата: " . $square-&gt;getArea() . ", Периметр: " . $square-&gt;getPerimeter() . "\n";</text:span></text:p>
      <text:p text:style-name="P2"><text:span text:style-name="Source_20_Text">?&gt;</text:span></text:p>
      <text:p text:style-name="Text_20_body">В этом примере интерфейс <text:span text:style-name="Source_20_Text">Shape</text:span> определяет методы <text:span text:style-name="Source_20_Text">getArea()</text:span> и <text:span text:style-name="Source_20_Text">getPerimeter()</text:span>, которые должны быть реализованы в классах <text:span text:style-name="Source_20_Text">Circle</text:span> и <text:span text:style-name="Source_20_Text">Square</text:span>, чтобы получить площадь и <text:soft-page-break/>периметр фигуры соответственно.</text:p>
      <text:list xml:id="list8231712344483720246" text:style-name="L2">
        <text:list-item>
          <text:p text:style-name="P4"><text:span text:style-name="Strong_20_Emphasis">Пример: Интерфейс для отправки уведомлений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Notifier {</text:span></text:p>
      <text:p text:style-name="Preformatted_20_Text"><text:span text:style-name="Source_20_Text"><text:s text:c="4"/>public function sendNotification($message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EmailNotifier implements Notifier {</text:span></text:p>
      <text:p text:style-name="Preformatted_20_Text"><text:span text:style-name="Source_20_Text"><text:s text:c="4"/>public function sendNotification($message) {</text:span></text:p>
      <text:p text:style-name="Preformatted_20_Text"><text:span text:style-name="Source_20_Text"><text:s text:c="8"/>echo "Отправка уведомления по электронной почте: " . $message .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MSNotifier implements Notifier {</text:span></text:p>
      <text:p text:style-name="Preformatted_20_Text"><text:span text:style-name="Source_20_Text"><text:s text:c="4"/>public function sendNotification($message) {</text:span></text:p>
      <text:p text:style-name="Preformatted_20_Text"><text:span text:style-name="Source_20_Text"><text:s text:c="8"/>echo "Отправка SMS-уведомления: " . $message .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Notifier</text:span></text:p>
      <text:p text:style-name="Preformatted_20_Text"><text:span text:style-name="Source_20_Text">$emailNotifier = new EmailNotifier();</text:span></text:p>
      <text:p text:style-name="Preformatted_20_Text"><text:span text:style-name="Source_20_Text">$smsNotifier = new SMSNotifier();</text:span></text:p>
      <text:p text:style-name="Preformatted_20_Text"/>
      <text:p text:style-name="Preformatted_20_Text"><text:span text:style-name="Source_20_Text">// Отправка уведомлений через различные способы</text:span></text:p>
      <text:p text:style-name="Preformatted_20_Text"><text:span text:style-name="Source_20_Text">$emailNotifier-&gt;sendNotification("Привет, это электронное уведомление!");</text:span></text:p>
      <text:p text:style-name="Preformatted_20_Text"><text:span text:style-name="Source_20_Text">$smsNotifier-&gt;sendNotification("Привет, это SMS-уведомление!");</text:span></text:p>
      <text:p text:style-name="P2"><text:span text:style-name="Source_20_Text">?&gt;</text:span></text:p>
      <text:p text:style-name="Text_20_body">Этот пример показывает использование интерфейса <text:span text:style-name="Source_20_Text">Notifier</text:span>, который определяет метод <text:span text:style-name="Source_20_Text">sendNotification()</text:span>. Классы <text:span text:style-name="Source_20_Text">EmailNotifier</text:span> и <text:span text:style-name="Source_20_Text">SMSNotifier</text:span> реализуют этот интерфейс, чтобы отправить уведомления через электронную почту и SMS соответственно.</text:p>
      <text:list xml:id="list7596401350917347341" text:style-name="L3">
        <text:list-item>
          <text:p text:style-name="P5"><text:span text:style-name="Strong_20_Emphasis">Пример: Интерфейс для работы с базой данных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Database {</text:span></text:p>
      <text:p text:style-name="Preformatted_20_Text"><text:span text:style-name="Source_20_Text"><text:s text:c="4"/>public function connect();</text:span></text:p>
      <text:p text:style-name="Preformatted_20_Text"><text:span text:style-name="Source_20_Text"><text:s text:c="4"/>public function query($sql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MySQLDatabase implements Database {</text:span></text:p>
      <text:p text:style-name="Preformatted_20_Text"><text:span text:style-name="Source_20_Text"><text:s text:c="4"/>public function connect() {</text:span></text:p>
      <text:p text:style-name="Preformatted_20_Text"><text:span text:style-name="Source_20_Text"><text:s text:c="8"/>echo "Подключение к MySQL базе данных...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query($sql) {</text:span></text:p>
      <text:p text:style-name="Preformatted_20_Text"><text:span text:style-name="Source_20_Text"><text:s text:c="8"/>echo "Выполнение запроса в MySQL: " . $sql .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MongoDB implements Database {</text:span></text:p>
      <text:p text:style-name="Preformatted_20_Text"><text:span text:style-name="Source_20_Text"><text:s text:c="4"/>public function connect() {</text:span></text:p>
      <text:p text:style-name="Preformatted_20_Text"><text:span text:style-name="Source_20_Text"><text:s text:c="8"/>echo "Подключение к MongoDB базе данных...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query($sql) {</text:span></text:p>
      <text:p text:style-name="Preformatted_20_Text"><text:span text:style-name="Source_20_Text"><text:s text:c="8"/>echo "Выполнение запроса в MongoDB: " . $sql . "\n"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Database</text:span></text:p>
      <text:p text:style-name="Preformatted_20_Text"><text:span text:style-name="Source_20_Text">$mysql = new MySQLDatabase();</text:span></text:p>
      <text:p text:style-name="Preformatted_20_Text"><text:span text:style-name="Source_20_Text">$mongo = new MongoDB();</text:span></text:p>
      <text:p text:style-name="Preformatted_20_Text"/>
      <text:p text:style-name="Preformatted_20_Text"><text:span text:style-name="Source_20_Text">// Подключение и выполнение запроса для каждой базы данных</text:span></text:p>
      <text:p text:style-name="Preformatted_20_Text"><text:span text:style-name="Source_20_Text">$mysql-&gt;connect();</text:span></text:p>
      <text:p text:style-name="Preformatted_20_Text"><text:span text:style-name="Source_20_Text">$mysql-&gt;query("SELECT * FROM users");</text:span></text:p>
      <text:p text:style-name="Preformatted_20_Text"/>
      <text:p text:style-name="Preformatted_20_Text"><text:span text:style-name="Source_20_Text">$mongo-&gt;connect();</text:span></text:p>
      <text:p text:style-name="Preformatted_20_Text"><text:span text:style-name="Source_20_Text">$mongo-&gt;query("db.users.find()");</text:span></text:p>
      <text:p text:style-name="P2"><text:span text:style-name="Source_20_Text">?&gt;</text:span></text:p>
      <text:p text:style-name="Text_20_body">В этом примере интерфейс <text:span text:style-name="Source_20_Text">Database</text:span> определяет методы <text:span text:style-name="Source_20_Text">connect()</text:span> и <text:span text:style-name="Source_20_Text">query()</text:span>, которые должны быть реализованы в классах, работающих с различными базами данных, такими как MySQL и MongoDB.</text:p>
      <text:list xml:id="list4933776308385156904" text:style-name="L4">
        <text:list-item>
          <text:p text:style-name="P6"><text:span text:style-name="Strong_20_Emphasis">Пример: Интерфейс для работы с файла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FileManager {</text:span></text:p>
      <text:p text:style-name="Preformatted_20_Text"><text:span text:style-name="Source_20_Text"><text:s text:c="4"/>public function readFile($filename);</text:span></text:p>
      <text:p text:style-name="Preformatted_20_Text"><text:span text:style-name="Source_20_Text"><text:s text:c="4"/>public function writeFile($filename, $conten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LocalFileManager implements FileManager {</text:span></text:p>
      <text:p text:style-name="Preformatted_20_Text"><text:span text:style-name="Source_20_Text"><text:s text:c="4"/>public function readFile($filename) {</text:span></text:p>
      <text:p text:style-name="Preformatted_20_Text"><text:span text:style-name="Source_20_Text"><text:s text:c="8"/>echo "Чтение файла $filename локально...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writeFile($filename, $content) {</text:span></text:p>
      <text:p text:style-name="Preformatted_20_Text"><text:span text:style-name="Source_20_Text"><text:s text:c="8"/>echo "Запись в файл $filename локально: $content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FTPFileManager implements FileManager {</text:span></text:p>
      <text:p text:style-name="Preformatted_20_Text"><text:span text:style-name="Source_20_Text"><text:s text:c="4"/>public function readFile($filename) {</text:span></text:p>
      <text:p text:style-name="Preformatted_20_Text"><text:span text:style-name="Source_20_Text"><text:s text:c="8"/>echo "Чтение файла $filename через FTP...\n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writeFile($filename, $content) {</text:span></text:p>
      <text:p text:style-name="Preformatted_20_Text"><text:span text:style-name="Source_20_Text"><text:s text:c="8"/>echo "Запись в файл $filename через FTP: $content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FileManager</text:span></text:p>
      <text:p text:style-name="Preformatted_20_Text"><text:span text:style-name="Source_20_Text">$localFileManager = new LocalFileManager();</text:span></text:p>
      <text:p text:style-name="Preformatted_20_Text"><text:span text:style-name="Source_20_Text">$ftpFileManager = new FTPFileManager();</text:span></text:p>
      <text:p text:style-name="Preformatted_20_Text"/>
      <text:p text:style-name="Preformatted_20_Text"><text:span text:style-name="Source_20_Text">// Чтение и запись файлов через различные способы</text:span></text:p>
      <text:p text:style-name="Preformatted_20_Text"><text:span text:style-name="Source_20_Text">$localFileManager-&gt;readFile("example.txt");</text:span></text:p>
      <text:p text:style-name="Preformatted_20_Text"><text:span text:style-name="Source_20_Text">$localFileManager-&gt;writeFile("example.txt", "Этот текст записан локально");</text:span></text:p>
      <text:p text:style-name="Preformatted_20_Text"/>
      <text:p text:style-name="Preformatted_20_Text"><text:span text:style-name="Source_20_Text">$ftpFileManager-&gt;readFile("example.txt");</text:span></text:p>
      <text:p text:style-name="Preformatted_20_Text"><text:span text:style-name="Source_20_Text">$ftpFileManager-&gt;writeFile("example.txt", "Этот текст записан через FTP");</text:span></text:p>
      <text:p text:style-name="P2"><text:span text:style-name="Source_20_Text">?&gt;</text:span></text:p>
      <text:p text:style-name="Text_20_body">В этом примере интерфейс <text:span text:style-name="Source_20_Text">FileManager</text:span> определяет методы <text:span text:style-name="Source_20_Text">readFile()</text:span> и <text:span text:style-name="Source_20_Text">writeFile()</text:span>, которые должны быть реализованы в классах, работающих с файлами, <text:soft-page-break/>такими как локальные файлы и файлы через FTP.</text:p>
      <text:list xml:id="list7430453291956074046" text:style-name="L5">
        <text:list-item>
          <text:p text:style-name="P7"><text:span text:style-name="Strong_20_Emphasis">Пример: Интерфейс для работы с веб-сервисам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WebService {</text:span></text:p>
      <text:p text:style-name="Preformatted_20_Text"><text:span text:style-name="Source_20_Text"><text:s text:c="4"/>public function request($url, $data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RESTWebService implements WebService {</text:span></text:p>
      <text:p text:style-name="Preformatted_20_Text"><text:span text:style-name="Source_20_Text"><text:s text:c="4"/>public function request($url, $data) {</text:span></text:p>
      <text:p text:style-name="Preformatted_20_Text"><text:span text:style-name="Source_20_Text"><text:s text:c="8"/>echo "Отправка REST-запроса на $url с данными: " . json_encode($data) .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OAPWebService implements WebService {</text:span></text:p>
      <text:p text:style-name="Preformatted_20_Text"><text:span text:style-name="Source_20_Text"><text:s text:c="4"/>public function request($url, $data) {</text:span></text:p>
      <text:p text:style-name="Preformatted_20_Text"><text:span text:style-name="Source_20_Text"><text:s text:c="8"/>echo "Отправка SOAP-запроса на $url с данными: " . json_encode($data) .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WebService</text:span></text:p>
      <text:p text:style-name="Preformatted_20_Text"><text:span text:style-name="Source_20_Text">$restWebService = new RESTWebService();</text:span></text:p>
      <text:p text:style-name="Preformatted_20_Text"><text:span text:style-name="Source_20_Text">$soapWebService = new SOAPWebService();</text:span></text:p>
      <text:p text:style-name="Preformatted_20_Text"/>
      <text:p text:style-name="Preformatted_20_Text"><text:span text:style-name="Source_20_Text">// Отправка запросов через различные веб-сервисы</text:span></text:p>
      <text:p text:style-name="Preformatted_20_Text"><text:span text:style-name="Source_20_Text">$restWebService-&gt;request("https://api.example.com", ["key" =&gt; "value"]);</text:span></text:p>
      <text:p text:style-name="Preformatted_20_Text"><text:span text:style-name="Source_20_Text">$soapWebService-&gt;request("https://api.example.com", ["key" =&gt; "value"]);</text:span></text:p>
      <text:p text:style-name="P2"><text:span text:style-name="Source_20_Text">?&gt;</text:span></text:p>
      <text:p text:style-name="Text_20_body">Этот пример демонстрирует использование интерфейса <text:span text:style-name="Source_20_Text">WebService</text:span>, который определяет метод <text:span text:style-name="Source_20_Text">request()</text:span>, необходимый для работы с веб-сервисами. Классы <text:span text:style-name="Source_20_Text">RESTWebService</text:span> и <text:span text:style-name="Source_20_Text">SOAPWebService</text:span> реализуют этот интерфейс, чтобы отправлять запросы через REST и SOAP соответственно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3:00:29.13</dc:date>
    <meta:document-statistic meta:table-count="0" meta:image-count="0" meta:object-count="0" meta:page-count="4" meta:paragraph-count="162" meta:word-count="729" meta:character-count="5959"/>
    <dc:creator>Dima Wide</dc:creator>
    <meta:user-defined meta:name="Info 1"/>
    <meta:user-defined meta:name="Info 2"/>
    <meta:user-defined meta:name="Info 3"/>
    <meta:user-defined meta:name="Info 4"/>
  </office:meta>
</office:document-meta>
</file>